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30.32pt" svg:height="307.19pt" svg:x="27.18pt" svg:y="89.6pt">
            <loext:p draw:notify-on-update-of-ranges="Sheet1.A3:Sheet1.A3 Sheet1.B1:Sheet1.B1 Sheet1.B3:Sheet1.B3 Sheet1.C3:Sheet1.C4 Sheet1.C3:Sheet1.C4 Sheet1.D1:Sheet1.D1 Sheet1.D3:Sheet1.D3 Sheet1.E3:Sheet1.E4 Sheet1.E3:Sheet1.E4 Sheet1.F1:Sheet1.F1 Sheet1.F3:Sheet1.F3 Sheet1.G3:Sheet1.G4 Sheet1.G3:Sheet1.G4 Sheet1.H1:Sheet1.H1 Sheet1.H3:Sheet1.H3 Sheet1.I3:Sheet1.I4 Sheet1.I3:Sheet1.I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4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Pthread condvar+mutex – Linux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Notification event – Linux PAL</text:p>
          </table:table-cell>
          <table:covered-table-cell table:style-name="Default"/>
          <table:table-cell office:value-type="string" calcext:value-type="string" table:number-columns-spanned="2" table:number-rows-spanned="1">
            <text:p>Notification event – Linux PAL+SC+RM</text:p>
          </table:table-cell>
          <table:covered-table-cell/>
          <table:table-cell office:value-type="string" calcext:value-type="string" table:number-columns-spanned="2" table:number-rows-spanned="1">
            <text:p>Notification event – SGX PAL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event wake time</text:p>
          </table:table-cell>
          <table:table-cell table:style-name="Default" office:value-type="float" office:value="4.4552" calcext:value-type="float">
            <text:p>4.4552</text:p>
          </table:table-cell>
          <table:table-cell table:style-name="Default" office:value-type="float" office:value="0.1016" calcext:value-type="float">
            <text:p>0.1016</text:p>
          </table:table-cell>
          <table:table-cell office:value-type="float" office:value="4.0665" calcext:value-type="float">
            <text:p>4.0665</text:p>
          </table:table-cell>
          <table:table-cell office:value-type="float" office:value="0.0146" calcext:value-type="float">
            <text:p>0.0146</text:p>
          </table:table-cell>
          <table:table-cell table:style-name="ce2" office:value-type="float" office:value="4.4096" calcext:value-type="float">
            <text:p>4.4096</text:p>
          </table:table-cell>
          <table:table-cell table:style-name="ce2" office:value-type="float" office:value="0.4426" calcext:value-type="float">
            <text:p>0.4426</text:p>
          </table:table-cell>
          <table:table-cell table:style-name="ce2" office:value-type="float" office:value="9.4485" calcext:value-type="float">
            <text:p>9.4485</text:p>
          </table:table-cell>
          <table:table-cell table:style-name="ce2" office:value-type="float" office:value="0.2776" calcext:value-type="float">
            <text:p>0.2776</text:p>
          </table:table-cell>
        </table:table-row>
        <table:table-row table:style-name="ro1" table:number-rows-repeated="3">
          <table:table-cell table:number-columns-repeated="5"/>
          <table:table-cell table:style-name="ce2" table:number-columns-repeated="2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7:09:38.160171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5T17:18:14.752761396</dc:date>
    <meta:editing-duration>PT22H6M11S</meta:editing-duration>
    <meta:editing-cycles>23</meta:editing-cycles>
    <meta:generator>LibreOffice/5.1.6.2$Linux_X86_64 LibreOffice_project/10m0$Build-2</meta:generator>
    <meta:document-statistic meta:table-count="1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8pt" fo:font-weight="bold" style:font-size-asian="10pt" style:font-size-complex="10pt"/>
    </style:style>
    <style:style style:name="ch5" style:family="chart" style:data-style-name="N126">
      <style:chart-properties chart:display-label="true" chart:logarithmic="false" chart:maximum="10" chart:origin="0" chart:interval-major="2" chart:gap-width="20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6" style:family="chart">
      <style:chart-properties style:rotation-angle="9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link-data-style-to-source="true" chart:error-category="cell-range" chart:error-upper-range="Sheet1.C3:Sheet1.C4" chart:error-lower-range="Sheet1.C3:Sheet1.C4"/>
      <style:graphic-properties draw:stroke="dash" draw:stroke-dash="Dashed_20__28_var_29_" svg:stroke-width="0.051cm" draw:fill-color="#ffff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3:Sheet1.C4" chart:error-lower-range="Sheet1.C3:Sheet1.C4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126">
      <style:chart-properties chart:solid-type="cuboid"/>
    </style:style>
    <style:style style:name="ch11" style:family="chart" style:data-style-name="N124">
      <style:chart-properties chart:link-data-style-to-source="true" chart:error-category="cell-range" chart:error-upper-range="Sheet1.E3:Sheet1.E4" chart:error-lower-range="Sheet1.E3:Sheet1.E4"/>
      <style:graphic-properties svg:stroke-width="0.051cm" draw:fill="hatch" draw:fill-color="#ffffff" draw:fill-hatch-name="Black_20_45_20_Degrees_20_Wide" draw:fill-hatch-solid="tru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3:Sheet1.E4" chart:error-lower-range="Sheet1.E3:Sheet1.E4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126">
      <style:chart-properties chart:link-data-style-to-source="true" chart:error-category="cell-range" chart:error-upper-range="Sheet1.G3:Sheet1.G4" chart:error-lower-range="Sheet1.G3:Sheet1.G4"/>
      <style:graphic-properties svg:stroke-width="0.051cm" draw:fill-color="#808080" draw:fill-hatch-name="Black_20_45_20_Degrees" draw:fill-hatch-solid="tru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G3:Sheet1.G4" chart:error-lower-range="Sheet1.G3:Sheet1.G4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126">
      <style:chart-properties chart:link-data-style-to-source="true" chart:error-category="cell-range" chart:error-upper-range="Sheet1.I3:Sheet1.I4" chart:error-lower-range="Sheet1.I3:Sheet1.I4"/>
      <style:graphic-properties svg:stroke-width="0.051cm" draw:fill="hatch" draw:fill-color="#ffffff" draw:fill-hatch-name="Red_20_Crossed_20_45_20_Degrees" draw:fill-hatch-solid="true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I3:Sheet1.I4" chart:error-lower-range="Sheet1.I3:Sheet1.I4" loex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1.654cm" svg:height="10.838cm" xlink:href=".." xlink:type="simple" chart:class="chart:bar" chart:style-name="ch1">
        <chart:legend svg:x="0cm" svg:y="0cm" style:legend-expansion="custom" chartooo:width="11.654cm" chartooo:height="3.477cm" style:legend-expansion-aspect-ratio="3.35174000575208" chart:style-name="ch2"/>
        <chart:plot-area chart:style-name="ch3" table:cell-range-address="Sheet1.A3:Sheet1.B3 Sheet1.B1:Sheet1.B1 Sheet1.D1:Sheet1.D1 Sheet1.D3:Sheet1.D3 Sheet1.F1:Sheet1.F1 Sheet1.F3:Sheet1.F3 Sheet1.H1:Sheet1.H1 Sheet1.H3:Sheet1.H3" chart:data-source-has-labels="both" svg:x="2.793cm" svg:y="3.584cm" svg:width="7.433cm" svg:height="7.064cm">
          <chartooo:coordinate-region svg:x="3.933cm" svg:y="3.86cm" svg:width="6.293cm" svg:height="5.839cm"/>
          <chart:axis chart:dimension="x" chart:name="primary-x" chart:style-name="ch4" chartooo:axis-type="auto">
            <chartooo:date-scale/>
            <chart:categories table:cell-range-address="Sheet1.A3:Sheet1.A3"/>
          </chart:axis>
          <chart:axis chart:dimension="y" chart:name="primary-y" chart:style-name="ch5">
            <chart:title svg:x="0.493cm" svg:y="9.818cm" chart:style-name="ch6">
              <text:p>PAL call / pthread call
latency (μs)</text:p>
            </chart:title>
            <chart:grid chart:style-name="ch7" chart:class="major"/>
          </chart:axis>
          <chart:series chart:style-name="ch8" chart:values-cell-range-address="Sheet1.B3:Sheet1.B3" chart:label-cell-address="Sheet1.B1:Sheet1.B1" chart:class="chart:bar">
            <chart:error-indicator chart:style-name="ch9" chart:dimension="y"/>
            <chart:data-point chart:style-name="ch10"/>
          </chart:series>
          <chart:series chart:style-name="ch11" chart:values-cell-range-address="Sheet1.D3:Sheet1.D3" chart:label-cell-address="Sheet1.D1:Sheet1.D1" chart:class="chart:bar">
            <chart:error-indicator chart:style-name="ch12" chart:dimension="y"/>
            <chart:data-point/>
          </chart:series>
          <chart:series chart:style-name="ch13" chart:values-cell-range-address="Sheet1.F3:Sheet1.F3" chart:label-cell-address="Sheet1.F1:Sheet1.F1" chart:class="chart:bar">
            <chart:error-indicator chart:style-name="ch14" chart:dimension="y"/>
            <chart:data-point/>
          </chart:series>
          <chart:series chart:style-name="ch15" chart:values-cell-range-address="Sheet1.H3:Sheet1.H3" chart:label-cell-address="Sheet1.H1:Sheet1.H1" chart:class="chart:bar">
            <chart:error-indicator chart:style-name="ch16" chart:dimension="y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thread condvar+mutex – Linux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Notification event – Linux PAL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Notification event – Linux PAL+SC+RM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Notification event – SGX PAL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event wake time</text:p>
                <draw:g>
                  <svg:desc>Sheet1.A3:Sheet1.A3</svg:desc>
                </draw:g>
              </table:table-cell>
              <table:table-cell office:value-type="float" office:value="4.4552">
                <text:p>4.4552</text:p>
                <draw:g>
                  <svg:desc>Sheet1.B3:Sheet1.B3</svg:desc>
                </draw:g>
              </table:table-cell>
              <table:table-cell office:value-type="float" office:value="0.1016">
                <text:p>0.1016</text:p>
                <draw:g>
                  <svg:desc>Sheet1.C3:Sheet1.C4</svg:desc>
                </draw:g>
              </table:table-cell>
              <table:table-cell office:value-type="float" office:value="0.1016">
                <text:p>0.1016</text:p>
                <draw:g>
                  <svg:desc>Sheet1.C3:Sheet1.C4</svg:desc>
                </draw:g>
              </table:table-cell>
              <table:table-cell office:value-type="float" office:value="4.0665">
                <text:p>4.0665</text:p>
                <draw:g>
                  <svg:desc>Sheet1.D3:Sheet1.D3</svg:desc>
                </draw:g>
              </table:table-cell>
              <table:table-cell office:value-type="float" office:value="0.0146">
                <text:p>0.0146</text:p>
                <draw:g>
                  <svg:desc>Sheet1.E3:Sheet1.E4</svg:desc>
                </draw:g>
              </table:table-cell>
              <table:table-cell office:value-type="float" office:value="0.0146">
                <text:p>0.0146</text:p>
                <draw:g>
                  <svg:desc>Sheet1.E3:Sheet1.E4</svg:desc>
                </draw:g>
              </table:table-cell>
              <table:table-cell office:value-type="float" office:value="4.4096">
                <text:p>4.4096</text:p>
                <draw:g>
                  <svg:desc>Sheet1.F3:Sheet1.F3</svg:desc>
                </draw:g>
              </table:table-cell>
              <table:table-cell office:value-type="float" office:value="0.4426">
                <text:p>0.4426</text:p>
                <draw:g>
                  <svg:desc>Sheet1.G3:Sheet1.G4</svg:desc>
                </draw:g>
              </table:table-cell>
              <table:table-cell office:value-type="float" office:value="0.4426">
                <text:p>0.4426</text:p>
                <draw:g>
                  <svg:desc>Sheet1.G3:Sheet1.G4</svg:desc>
                </draw:g>
              </table:table-cell>
              <table:table-cell office:value-type="float" office:value="9.4485">
                <text:p>9.4485</text:p>
                <draw:g>
                  <svg:desc>Sheet1.H3:Sheet1.H3</svg:desc>
                </draw:g>
              </table:table-cell>
              <table:table-cell office:value-type="float" office:value="0.2776">
                <text:p>0.2776</text:p>
                <draw:g>
                  <svg:desc>Sheet1.I3:Sheet1.I4</svg:desc>
                </draw:g>
              </table:table-cell>
              <table:table-cell office:value-type="float" office:value="0.2776">
                <text:p>0.2776</text:p>
                <draw:g>
                  <svg:desc>Sheet1.I3:Sheet1.I4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hatch draw:name="Red_20_Crossed_20_45_20_Degrees" draw:display-name="Red Crossed 45 Degrees" draw:style="double" draw:color="#800000" draw:distance="0.076cm" draw:rotation="450"/>
    <draw:stroke-dash draw:name="Dashed_20__28_var_29_" draw:display-name="Dashed (var)" draw:style="rect" draw:dots1="1" draw:dots1-length="197%" draw:distance="127%"/>
  </office:styles>
</office:document-styles>
</file>